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RagingRedLotus BB" svg:font-family="'RagingRedLotus BB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23.514cm" style:use-optimal-column-width="false"/>
    </style:style>
    <style:style style:name="ro1" style:family="table-row">
      <style:table-row-properties style:row-height="1.974cm" style:use-optimal-row-height="false"/>
    </style:style>
    <style:style style:name="ro2" style:family="table-row">
      <style:table-row-properties style:row-height="12.582cm" style:use-optimal-row-height="false"/>
    </style:style>
    <style:style style:name="ce1" style:family="table-cell">
      <loext:graphic-properties draw:fill="solid" draw:fill-color="#ffffff"/>
      <style:paragraph-properties fo:line-height="100%" fo:text-align="center" fo:border="0.06pt solid #808080" style:text-autospace="none"/>
      <style:text-properties fo:color="#ff0000" loext:opacity="100%" style:font-name="RagingRedLotus BB" fo:font-size="48pt" style:font-name-asian="RagingRedLotus BB" style:font-size-asian="48pt" style:language-asian="en" style:country-asian="GB" style:font-size-complex="48pt" style:language-complex="ar" style:country-complex="SA"/>
    </style:style>
    <style:style style:name="ce2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06pt solid #808080" style:text-autospace="none"/>
      <style:text-properties style:font-name="RagingRedLotus BB" fo:font-size="24pt" style:font-name-asian="RagingRedLotus BB" style:font-size-asian="24pt" style:language-asian="en" style:country-asian="GB" style:font-size-complex="24pt" style:language-complex="ar" style:country-complex="SA"/>
    </style:style>
    <style:style style:name="P1" style:family="paragraph">
      <style:paragraph-properties fo:line-height="100%" fo:text-align="center" style:text-autospace="none"/>
      <style:text-properties style:language-asian="en" style:country-asian="GB" style:language-complex="ar" style:country-complex="SA"/>
    </style:style>
    <style:style style:name="P2" style:family="paragraph">
      <style:paragraph-properties fo:margin-left="0cm" fo:margin-right="0cm" fo:margin-top="0cm" fo:margin-bottom="0cm" fo:line-height="100%" fo:text-indent="0cm" style:text-autospace="none"/>
      <style:text-properties style:font-name="RagingRedLotus BB" fo:font-size="24pt" style:font-name-asian="RagingRedLotus BB" style:font-size-asian="24pt" style:language-asian="en" style:country-asian="GB" style:font-size-complex="24pt" style:language-complex="ar" style:country-complex="SA"/>
    </style:style>
    <style:style style:name="T1" style:family="text">
      <style:text-properties fo:color="#ff0000" loext:opacity="100%" style:font-name="RagingRedLotus BB" fo:font-size="48pt" style:font-name-asian="RagingRedLotus BB" style:font-size-asian="48pt" style:language-asian="en" style:country-asian="GB" style:font-size-complex="48pt" style:language-complex="ar" style:country-complex="SA"/>
    </style:style>
    <style:style style:name="T2" style:family="text">
      <style:text-properties fo:color="#ff0000" loext:opacity="100%" style:font-name="RagingRedLotus BB" fo:font-size="40pt" style:font-name-asian="RagingRedLotus BB" style:font-size-asian="40pt" style:language-asian="en" style:country-asian="GB" style:font-size-complex="40pt" style:language-complex="ar" style:country-complex="SA"/>
    </style:style>
    <style:style style:name="T3" style:family="text">
      <style:text-properties style:font-name="RagingRedLotus BB" fo:font-size="40pt" style:font-name-asian="RagingRedLotus BB" style:font-size-asian="40pt" style:language-asian="en" style:country-asian="GB" style:font-size-complex="40pt" style:language-complex="ar" style:country-complex="SA"/>
    </style:style>
    <style:style style:name="T4" style:family="text">
      <style:text-properties style:font-name="RagingRedLotus BB" fo:font-size="24pt" style:font-name-asian="RagingRedLotus BB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3.513cm" svg:height="14.555cm" svg:x="1.1cm" svg:y="1.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THE SHOGUN </text:span><text:span text:style-name="T2">戦国時代</text:span><text:span text:style-name="T3"> </text:span></text:p>
              </table:table-cell>
            </table:table-row>
            <table:table-row table:style-name="ro2">
              <table:table-cell table:style-name="ce2">
                <text:p text:style-name="P2"><text:span text:style-name="T4"/></text:p>
                <text:p text:style-name="P2"><text:span text:style-name="T4">You are a Kami, the Spirit of a honourable Japanese Samurai Clan, you must attempt to guide your Clan Daimyo (Lord) to become Shogun (Warlord of all Japan)</text:span></text:p>
                <text:p text:style-name="P2"><text:span text:style-name="T4"/></text:p>
                <text:p text:style-name="P2"><text:span text:style-name="T4">The European year is 1571, it has been over 100 turbulent years since the start of Japans unrest of the Sengoku Jidai (Warring States Period).</text:span></text:p>
                <text:p text:style-name="P2"><text:span text:style-name="T4"/></text:p>
                <text:p text:style-name="P2"><text:span text:style-name="T4">You must;</text:span></text:p>
                <text:list text:style-name="L3">
                  <text:list-item>
                    <text:p text:style-name="P2"><text:span text:style-name="T4">Maintain and improve the honour of your Clan.</text:span></text:p>
                  </text:list-item>
                  <text:list-item>
                    <text:p text:style-name="P2"><text:span text:style-name="T4">Be a courageous warrior and win a series of victories at the expense of your enemies.</text:span></text:p>
                  </text:list-item>
                  <text:list-item>
                    <text:p text:style-name="P2"><text:span text:style-name="T4">Be a skilled diplomat and navigate the devious political shenanigans of the other Daimyo by making and breaking political alliances.</text:span></text:p>
                  </text:list-item>
                  <text:list-item>
                    <text:p text:style-name="P2"><text:span text:style-name="T4">Sacrifice all for the honour of your Clan.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RagingRedLotus BB" svg:font-family="'RagingRedLotus BB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1" fo:font-family="Calibri" style:font-family-generic="swiss" style:font-pitch="variable" fo:font-size="11pt" fo:language="en" fo:country="GB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5.705cm" fo:page-height="18.2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2-07-02T10:19:03.528000000</dc:date>
    <meta:editing-duration>P1DT6H46M15S</meta:editing-duration>
    <meta:editing-cycles>46</meta:editing-cycles>
    <meta:generator>LibreOffice/7.2.5.2$Windows_X86_64 LibreOffice_project/499f9727c189e6ef3471021d6132d4c694f357e5</meta:generator>
    <meta:document-statistic meta:object-count="1"/>
  </office:meta>
</office:document-meta>
</file>